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E0000025E58FEFCBEFF3D34DD.png" manifest:media-type="image/png"/>
  <manifest:file-entry manifest:full-path="Pictures/1011E5F300003E9A00003E9ABC6F8E133FE6EC65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1" svg:font-family="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2" svg:font-family="times" style:font-family-generic="roman" style:font-pitch="variable"/>
    <style:font-face style:name="Trebuchet MS" svg:font-family="'Trebuchet MS'" style:font-family-generic="swiss" style:font-pitch="variable"/>
    <style:font-face style:name="times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7.485cm" fo:min-width="18.162cm"/>
    </style:style>
    <style:style style:name="gr2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1.455cm" fo:min-width="3.596cm"/>
    </style:style>
    <style:style style:name="gr3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2.261cm" fo:min-width="15.153cm"/>
    </style:style>
    <style:style style:name="gr4" style:family="graphic" style:parent-style-name="standard">
      <style:graphic-properties draw:stroke="none" svg:stroke-color="#000000" draw:fill="none" draw:fill-color="#ffffff" fo:min-height="1.7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.242cm"/>
      <style:paragraph-properties style:writing-mode="lr-tb"/>
    </style:style>
    <style:style style:name="gr6" style:family="graphic" style:parent-style-name="standard">
      <style:graphic-properties draw:stroke="none" draw:fill="solid" draw:fill-color="#570d0d" draw:textarea-horizontal-align="center" draw:textarea-vertical-align="middl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9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3cm" fo:min-width="3cm"/>
    </style:style>
    <style:style style:name="gr10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629cm"/>
      <style:paragraph-properties style:writing-mode="lr-tb"/>
    </style:style>
    <style:style style:name="pr2" style:family="presentation" style:parent-style-name="Home-notes">
      <style:graphic-properties draw:fill-color="#ffffff" fo:min-height="10.629cm"/>
      <style:paragraph-properties style:writing-mode="lr-tb"/>
    </style:style>
    <style:style style:name="P1" style:family="paragraph">
      <loext:graphic-properties draw:fill="solid" draw:fill-color="#570d0d"/>
      <style:paragraph-properties fo:text-align="center"/>
      <style:text-properties fo:font-weight="bold"/>
    </style:style>
    <style:style style:name="P2" style:family="paragraph">
      <style:paragraph-properties fo:margin-left="0cm" fo:margin-right="0cm" fo:text-align="center" fo:text-indent="0cm"/>
      <style:text-properties fo:color="#808080" style:font-name="Trebuchet MS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808080" style:font-name="Trebuchet MS" fo:font-size="16pt"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style:font-name="Trebuchet MS" fo:font-size="32pt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570d0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color="#ffffff" fo:font-size="14pt" style:font-size-asian="28pt" style:font-size-complex="28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style:font-name="Trebuchet MS" fo:font-size="14pt" style:font-size-asian="28pt" style:font-size-complex="28pt"/>
    </style:style>
    <style:style style:name="P10" style:family="paragraph">
      <loext:graphic-properties draw:fill="solid" draw:fill-color="#570d0d"/>
      <style:paragraph-properties fo:text-align="center"/>
    </style:style>
    <style:style style:name="P11" style:family="paragraph">
      <loext:graphic-properties draw:fill-color="#ffffff"/>
      <style:paragraph-properties fo:margin-left="0cm" fo:margin-right="0cm" fo:text-indent="0cm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808080" style:font-name="Trebuchet MS" fo:font-size="32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Trebuchet MS" fo:font-size="40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ffffff" style:font-name="Trebuchet MS" fo:font-size="32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ffffff" style:font-name="Trebuchet MS" fo:font-size="14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 presentation:presentation-page-layout-name="AL1T0">
        <office:forms form:automatic-focus="false" form:apply-design-mode="false"/>
        <draw:custom-shape draw:style-name="gr1" draw:text-style-name="P1" draw:layer="layout" svg:width="18.162cm" svg:height="7.485cm" svg:x="1.83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8cm" svg:height="2.057cm" svg:x="15.802cm" svg:y="7.4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5.153cm" svg:height="2.261cm" svg:x="1.838cm" svg:y="7.24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376cm" svg:height="1.795cm" svg:x="5.706cm" svg:y="10.69cm">
          <draw:text-box>
            <text:p text:style-name="P2"><text:span text:style-name="T1">Olivier PANTALE</text:span></text:p>
          </draw:text-box>
        </draw:frame>
        <draw:frame draw:style-name="gr5" draw:text-style-name="P5" draw:layer="layout" svg:width="16.212cm" svg:height="6.242cm" svg:x="2.788cm" svg:y="2.101cm">
          <draw:text-box>
            <text:p text:style-name="P4"><text:span text:style-name="T2">DynELA Finite Element Code </text:span></text:p>
            <text:p text:style-name="P4"><text:span text:style-name="T2"/></text:p>
            <text:p text:style-name="P4"><text:span text:style-name="T3">v.3.0</text:span></text:p>
          </draw:text-box>
        </draw:frame>
        <draw:rect draw:style-name="gr6" draw:text-style-name="P6" draw:layer="layout" svg:width="16.82cm" svg:height="2.05cm" svg:x="1cm" svg:y="26.65cm">
          <text:p/>
        </draw:rect>
        <draw:rect draw:style-name="gr6" draw:text-style-name="P6" draw:layer="layout" svg:width="2.231cm" svg:height="27.7cm" svg:x="0cm" svg:y="1cm">
          <text:p/>
        </draw:rect>
        <draw:frame draw:style-name="gr7" draw:text-style-name="P7" draw:layer="layout" svg:width="17.806cm" svg:height="17.202cm" svg:x="2.194cm" svg:y="9.847cm">
          <draw:image xlink:href="Pictures/1011E5F300003E9A00003E9ABC6F8E133FE6EC65.svg" xlink:type="simple" xlink:show="embed" xlink:actuate="onLoad" loext:mime-type="image/svg+xml">
            <text:p/>
          </draw:image>
          <draw:image xlink:href="Pictures/100002010000025E0000025E58FEFCBEFF3D34DD.png" xlink:type="simple" xlink:show="embed" xlink:actuate="onLoad" loext:mime-type="image/png"/>
        </draw:frame>
        <draw:frame draw:style-name="gr8" draw:text-style-name="P9" draw:layer="layout" svg:width="19cm" svg:height="1.137cm" svg:x="1cm" svg:y="27.137cm">
          <draw:text-box>
            <text:p text:style-name="P8"><text:span text:style-name="T4">L</text:span><text:span text:style-name="T4">a</text:span><text:span text:style-name="T4">b</text:span><text:span text:style-name="T4">o</text:span><text:span text:style-name="T4">r</text:span><text:span text:style-name="T4">a</text:span><text:span text:style-name="T4">t</text:span><text:span text:style-name="T4">o</text:span><text:span text:style-name="T4">i</text:span><text:span text:style-name="T4">r</text:span><text:span text:style-name="T4">e</text:span><text:span text:style-name="T4"> </text:span><text:span text:style-name="T4">G</text:span><text:span text:style-name="T4">é</text:span><text:span text:style-name="T4">n</text:span><text:span text:style-name="T4">i</text:span><text:span text:style-name="T4">e</text:span><text:span text:style-name="T4"> </text:span><text:span text:style-name="T4">d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–</text:span><text:span text:style-name="T4"> </text:span><text:span text:style-name="T4">E</text:span><text:span text:style-name="T4">q</text:span><text:span text:style-name="T4">u</text:span><text:span text:style-name="T4">i</text:span><text:span text:style-name="T4">p</text:span><text:span text:style-name="T4">e</text:span><text:span text:style-name="T4"> </text:span><text:span text:style-name="T4">M</text:span><text:span text:style-name="T4">2</text:span><text:span text:style-name="T4">S</text:span><text:span text:style-name="T4">P</text:span></text:p>
            <text:p text:style-name="P8"><text:span text:style-name="T4">-</text:span><text:span text:style-name="T4"> </text:span><text:span text:style-name="T4">2</text:span><text:span text:style-name="T4">0</text:span><text:span text:style-name="T4">2</text:span><text:span text:style-name="T4">0</text:span><text:span text:style-name="T4"> </text:span><text:span text:style-name="T4">-</text:span></text:p>
          </draw:text-box>
        </draw:frame>
        <draw:custom-shape draw:style-name="gr9" draw:text-style-name="P10" draw:layer="layout" svg:width="3cm" svg:height="3cm" draw:transform="rotate (-2.34292998787719) translate (5.356cm 10.471cm)">
          <text:p/>
          <draw:enhanced-geometry svg:viewBox="0 0 21600 21600" draw:mirror-vertical="tru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3cm" svg:height="3cm" draw:transform="rotate (-2.34292998787719) translate (5.353cm 25.616cm)">
          <text:p/>
          <draw:enhanced-geometry svg:viewBox="0 0 21600 21600" draw:mirror-vertical="fals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.198cm" svg:height="2.057cm" svg:x="15.802cm" svg:y="26.6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2.767cm" svg:height="9.575cm" svg:x="4.371cm" svg:y="2.794cm" draw:page-number="1" presentation:class="page"/>
          <draw:frame presentation:style-name="pr1" draw:text-style-name="P11" draw:layer="layout" svg:width="14.952cm" svg:height="10.629cm" svg:x="3.286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presentation:notes draw:style-name="dp2">
          <draw:page-thumbnail draw:style-name="gr10" draw:layer="layout" svg:width="12.767cm" svg:height="9.575cm" svg:x="4.371cm" svg:y="2.794cm" draw:page-number="2" presentation:class="page"/>
          <draw:frame presentation:style-name="pr2" draw:text-style-name="P12" draw:layer="layout" svg:width="14.952cm" svg:height="10.629cm" svg:x="3.286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1" svg:font-family="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2" svg:font-family="times" style:font-family-generic="roman" style:font-pitch="variable"/>
    <style:font-face style:name="Trebuchet MS" svg:font-family="'Trebuchet MS'" style:font-family-generic="swiss" style:font-pitch="variable"/>
    <style:font-face style:name="times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2" fo:font-family="times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style:text-outline="false" style:text-line-through-style="none" style:text-line-through-type="none" style:font-name="times2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imes2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2cm" fo:margin-right="0cm" fo:margin-top="0cm" fo:margin-bottom="0.4cm" fo:text-indent="0cm"/>
      <style:text-properties fo:font-size="28pt"/>
    </style:style>
    <style:style style:name="Home-outline3" style:family="presentation" style:parent-style-name="Home-outline2">
      <style:paragraph-properties fo:margin-left="3cm" fo:margin-right="0cm" fo:margin-top="0cm" fo:margin-bottom="0.3cm" fo:text-indent="0cm"/>
      <style:text-properties fo:font-size="24pt"/>
    </style:style>
    <style:style style:name="Home-outline4" style:family="presentation" style:parent-style-name="Home-outline3">
      <style:paragraph-properties fo:margin-left="3.8cm" fo:margin-right="0cm" fo:margin-top="0cm" fo:margin-bottom="0.2cm" fo:text-indent="0cm"/>
      <style:text-properties fo:font-size="20pt"/>
    </style:style>
    <style:style style:name="Home-outline5" style:family="presentation" style:parent-style-name="Home-outline4">
      <style:paragraph-properties fo:margin-left="4.6cm" fo:margin-right="0cm" fo:margin-top="0cm" fo:margin-bottom="0.1cm" fo:text-indent="0cm"/>
      <style:text-properties fo:font-size="20pt"/>
    </style:style>
    <style:style style:name="Home-outline6" style:family="presentation" style:parent-style-name="Home-outline5">
      <style:paragraph-properties fo:margin-left="5.4cm" fo:margin-right="0cm" fo:margin-top="0cm" fo:margin-bottom="0.1cm" fo:text-indent="0cm"/>
      <style:text-properties fo:font-size="20pt"/>
    </style:style>
    <style:style style:name="Home-outline7" style:family="presentation" style:parent-style-name="Home-outline6">
      <style:paragraph-properties fo:margin-left="6.2cm" fo:margin-right="0cm" fo:margin-top="0cm" fo:margin-bottom="0.1cm" fo:text-indent="0cm"/>
      <style:text-properties fo:font-size="20pt"/>
    </style:style>
    <style:style style:name="Home-outline8" style:family="presentation" style:parent-style-name="Home-outline7">
      <style:paragraph-properties fo:margin-left="7cm" fo:margin-right="0cm" fo:margin-top="0cm" fo:margin-bottom="0.1cm" fo:text-indent="0cm"/>
      <style:text-properties fo:font-size="20pt"/>
    </style:style>
    <style:style style:name="Home-outline9" style:family="presentation" style:parent-style-name="Home-outline8">
      <style:paragraph-properties fo:margin-left="7.8cm" fo:margin-right="0cm" fo:margin-top="0cm" fo:margin-bottom="0.1cm" fo:text-indent="0cm"/>
      <style:text-properties fo:font-size="20pt"/>
    </style:style>
    <style:style style:name="Home-subtitle" style:family="presentation">
      <style:graphic-properties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imes2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38cm" svg:height="7.753cm" svg:x="2.217cm" svg:y="2cm" draw:page-number="1"/>
      <draw:page-thumbnail draw:layer="backgroundobjects" svg:width="10.338cm" svg:height="7.753cm" svg:x="15.384cm" svg:y="2cm"/>
      <draw:page-thumbnail draw:layer="backgroundobjects" svg:width="10.338cm" svg:height="7.753cm" svg:x="2.217cm" svg:y="11.755cm"/>
      <draw:page-thumbnail draw:layer="backgroundobjects" svg:width="10.338cm" svg:height="7.753cm" svg:x="15.384cm" svg:y="11.755cm"/>
    </style:handout-master>
    <style:master-page style:name="Home" style:page-layout-name="PM1" draw:style-name="Mdp1">
      <draw:frame presentation:style-name="Home-title" draw:layer="backgroundobjects" svg:width="16.224cm" svg:height="4.624cm" svg:x="2.396cm" svg:y="3.299cm" presentation:class="title" presentation:placeholder="true">
        <draw:text-box/>
      </draw:frame>
      <draw:frame presentation:style-name="Home-outline1" draw:layer="backgroundobjects" svg:width="16.224cm" svg:height="16.065cm" svg:x="2.396cm" svg:y="8.7cm" presentation:class="outline" presentation:placeholder="true">
        <draw:text-box/>
      </draw:frame>
      <presentation:notes style:page-layout-name="PM2">
        <draw:page-thumbnail presentation:style-name="Home-title" draw:layer="backgroundobjects" svg:width="12.767cm" svg:height="9.575cm" svg:x="4.371cm" svg:y="2.794cm" presentation:class="page"/>
        <draw:frame presentation:style-name="Home-notes" draw:layer="backgroundobjects" svg:width="14.952cm" svg:height="10.628cm" svg:x="3.286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  <meta:initial-creator>Olivier Pantalé</meta:initial-creator>
    <meta:creation-date>1999-09-07T16:24:40</meta:creation-date>
    <dc:date>2020-09-01T11:18:30.207223874</dc:date>
    <meta:print-date>2003-09-15T08:35:50</meta:print-date>
    <dc:language>en-US</dc:language>
    <meta:editing-cycles>58</meta:editing-cycles>
    <meta:editing-duration>PT54M59S</meta:editing-duration>
    <meta:document-statistic meta:object-count="24"/>
    <meta:user-defined meta:name="Info 0"/>
    <meta:user-defined meta:name="Info 1"/>
    <meta:user-defined meta:name="Info 2"/>
    <meta:user-defined meta:name="Info 3"/>
  </office:meta>
</office:document-meta>
</file>